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b2bb" officeooo:paragraph-rsid="0009b2bb"/>
    </style:style>
    <style:style style:name="P2" style:family="paragraph" style:parent-style-name="Standard">
      <style:text-properties officeooo:rsid="000ac4e5" officeooo:paragraph-rsid="000ac4e5"/>
    </style:style>
    <style:style style:name="P3" style:family="paragraph" style:parent-style-name="Standard">
      <style:text-properties officeooo:rsid="000c0569" officeooo:paragraph-rsid="000c0569"/>
    </style:style>
    <style:style style:name="P4" style:family="paragraph" style:parent-style-name="Standard">
      <style:text-properties officeooo:rsid="000d3713" officeooo:paragraph-rsid="000d3713"/>
    </style:style>
    <style:style style:name="P5" style:family="paragraph" style:parent-style-name="Standard">
      <style:text-properties officeooo:rsid="000d575d" officeooo:paragraph-rsid="000d575d"/>
    </style:style>
    <style:style style:name="P6" style:family="paragraph" style:parent-style-name="Standard">
      <style:text-properties officeooo:rsid="000f30bb" officeooo:paragraph-rsid="000f30bb"/>
    </style:style>
    <style:style style:name="P7" style:family="paragraph" style:parent-style-name="Standard">
      <style:text-properties officeooo:rsid="000fdc35" officeooo:paragraph-rsid="000fdc35"/>
    </style:style>
    <style:style style:name="P8" style:family="paragraph" style:parent-style-name="Standard">
      <style:text-properties officeooo:rsid="0013a4fe" officeooo:paragraph-rsid="0013a4fe"/>
    </style:style>
    <style:style style:name="P9" style:family="paragraph" style:parent-style-name="Standard">
      <style:text-properties officeooo:rsid="001547e5" officeooo:paragraph-rsid="001547e5"/>
    </style:style>
    <style:style style:name="P10" style:family="paragraph" style:parent-style-name="Standard">
      <style:text-properties officeooo:rsid="0017a636" officeooo:paragraph-rsid="0017a636"/>
    </style:style>
    <style:style style:name="P11" style:family="paragraph" style:parent-style-name="Standard">
      <style:text-properties officeooo:rsid="001a6e06" officeooo:paragraph-rsid="001a6e06"/>
    </style:style>
    <style:style style:name="P12" style:family="paragraph" style:parent-style-name="Standard">
      <style:text-properties fo:color="#000000" fo:font-size="18.25pt" fo:font-weight="bold" officeooo:rsid="0009b2bb" officeooo:paragraph-rsid="0009b2bb" style:font-size-asian="16pt" style:language-asian="zh" style:country-asian="CN" style:font-weight-asian="bold" style:font-size-complex="18.25pt" style:font-weight-complex="bold"/>
    </style:style>
    <style:style style:name="P13" style:family="paragraph" style:parent-style-name="Standard">
      <style:text-properties fo:color="#000000" fo:font-size="18.25pt" fo:font-weight="bold" officeooo:rsid="000af47b" officeooo:paragraph-rsid="000af47b" style:font-size-asian="16pt" style:language-asian="zh" style:country-asian="CN" style:font-weight-asian="bold" style:font-size-complex="18.25pt" style:font-weight-complex="bold"/>
    </style:style>
    <style:style style:name="P14" style:family="paragraph" style:parent-style-name="Standard">
      <style:text-properties fo:color="#000000" fo:font-size="18.25pt" fo:font-weight="bold" officeooo:rsid="000c0569" officeooo:paragraph-rsid="000c0569" style:font-size-asian="16pt" style:language-asian="zh" style:country-asian="CN" style:font-weight-asian="bold" style:font-size-complex="18.25pt" style:font-weight-complex="bold"/>
    </style:style>
    <style:style style:name="P15" style:family="paragraph" style:parent-style-name="Standard">
      <style:text-properties fo:color="#000000" fo:font-size="18.25pt" fo:font-weight="bold" officeooo:rsid="000f30bb" officeooo:paragraph-rsid="000f30bb" style:font-size-asian="16pt" style:language-asian="zh" style:country-asian="CN" style:font-weight-asian="bold" style:font-size-complex="18.25pt" style:font-weight-complex="bold"/>
    </style:style>
    <style:style style:name="P16" style:family="paragraph" style:parent-style-name="Standard">
      <style:text-properties fo:color="#000000" fo:font-size="18.25pt" fo:font-weight="bold" officeooo:rsid="0010f5c5" officeooo:paragraph-rsid="0010f5c5" style:font-size-asian="16pt" style:language-asian="zh" style:country-asian="CN" style:font-weight-asian="bold" style:font-size-complex="18.25pt" style:font-weight-complex="bold"/>
    </style:style>
    <style:style style:name="P17" style:family="paragraph" style:parent-style-name="Standard">
      <style:text-properties fo:color="#000000" fo:font-size="18.25pt" fo:font-weight="bold" officeooo:rsid="0012b4b2" officeooo:paragraph-rsid="0012b4b2" style:font-size-asian="16pt" style:language-asian="zh" style:country-asian="CN" style:font-weight-asian="bold" style:font-size-complex="18.25pt" style:font-weight-complex="bold"/>
    </style:style>
    <style:style style:name="P18" style:family="paragraph" style:parent-style-name="Standard">
      <style:text-properties fo:color="#000000" fo:font-size="18.25pt" fo:font-weight="bold" officeooo:rsid="0012b4b2" officeooo:paragraph-rsid="0013a4fe" style:font-size-asian="16pt" style:language-asian="zh" style:country-asian="CN" style:font-weight-asian="bold" style:font-size-complex="18.25pt" style:font-weight-complex="bold"/>
    </style:style>
    <style:style style:name="P19" style:family="paragraph" style:parent-style-name="Standard">
      <style:text-properties fo:color="#000000" fo:font-size="18.25pt" fo:font-weight="bold" officeooo:rsid="001547e5" officeooo:paragraph-rsid="001547e5" style:font-size-asian="16pt" style:language-asian="zh" style:country-asian="CN" style:font-weight-asian="bold" style:font-size-complex="18.25pt" style:font-weight-complex="bold"/>
    </style:style>
    <style:style style:name="P20" style:family="paragraph" style:parent-style-name="Standard">
      <style:text-properties fo:color="#000000" fo:font-size="18.25pt" fo:font-weight="bold" officeooo:rsid="0017a636" officeooo:paragraph-rsid="0017a636" style:font-size-asian="16pt" style:language-asian="zh" style:country-asian="CN" style:font-weight-asian="bold" style:font-size-complex="18.25pt" style:font-weight-complex="bold"/>
    </style:style>
    <style:style style:name="P21" style:family="paragraph" style:parent-style-name="Standard">
      <style:text-properties fo:color="#000000" fo:font-size="18.25pt" fo:font-weight="bold" officeooo:rsid="00193069" officeooo:paragraph-rsid="00193069" style:font-size-asian="16pt" style:language-asian="zh" style:country-asian="CN" style:font-weight-asian="bold" style:font-size-complex="18.25pt" style:font-weight-complex="bold"/>
    </style:style>
    <style:style style:name="P22" style:family="paragraph" style:parent-style-name="Standard">
      <style:text-properties fo:color="#000000" fo:font-size="18.25pt" fo:font-weight="bold" officeooo:rsid="001a6e06" officeooo:paragraph-rsid="001a6e06" style:font-size-asian="16pt" style:language-asian="zh" style:country-asian="CN" style:font-weight-asian="bold" style:font-size-complex="18.25pt" style:font-weight-complex="bold"/>
    </style:style>
    <style:style style:name="P23" style:family="paragraph" style:parent-style-name="Standard">
      <style:text-properties fo:color="#000000" fo:font-size="18.25pt" fo:font-weight="bold" officeooo:rsid="00204bec" officeooo:paragraph-rsid="00204bec" style:font-size-asian="16pt" style:language-asian="zh" style:country-asian="CN" style:font-weight-asian="bold" style:font-size-complex="18.25pt" style:font-weight-complex="bold"/>
    </style:style>
    <style:style style:name="P24" style:family="paragraph" style:parent-style-name="Standard">
      <style:text-properties fo:color="#000000" fo:font-size="18.25pt" fo:font-weight="bold" officeooo:rsid="00207160" officeooo:paragraph-rsid="00207160" style:font-size-asian="16pt" style:language-asian="zh" style:country-asian="CN" style:font-weight-asian="bold" style:font-size-complex="18.25pt" style:font-weight-complex="bold"/>
    </style:style>
    <style:style style:name="P25" style:family="paragraph" style:parent-style-name="Standard">
      <style:text-properties fo:color="#000000" fo:font-size="18.25pt" fo:font-weight="bold" officeooo:rsid="0021d299" officeooo:paragraph-rsid="0021d299" style:font-size-asian="16pt" style:language-asian="zh" style:country-asian="CN" style:font-weight-asian="bold" style:font-size-complex="18.25pt" style:font-weight-complex="bold"/>
    </style:style>
    <style:style style:name="P26" style:family="paragraph" style:parent-style-name="Standard">
      <style:text-properties fo:color="#000000" fo:font-size="18.25pt" fo:font-weight="bold" officeooo:rsid="00222c52" officeooo:paragraph-rsid="00222c52" style:font-size-asian="16pt" style:language-asian="zh" style:country-asian="CN" style:font-weight-asian="bold" style:font-size-complex="18.25pt" style:font-weight-complex="bold"/>
    </style:style>
    <style:style style:name="P27" style:family="paragraph" style:parent-style-name="Standard">
      <style:text-properties fo:color="#000000" fo:font-size="18.25pt" fo:font-weight="bold" officeooo:rsid="00222c52" officeooo:paragraph-rsid="0022ebf0" style:font-size-asian="16pt" style:language-asian="zh" style:country-asian="CN" style:font-weight-asian="bold" style:font-size-complex="18.25pt" style:font-weight-complex="bold"/>
    </style:style>
    <style:style style:name="P28" style:family="paragraph" style:parent-style-name="Standard">
      <style:text-properties fo:color="#000000" fo:font-size="18.25pt" fo:font-weight="bold" officeooo:rsid="0022ebf0" officeooo:paragraph-rsid="0022ebf0" style:font-size-asian="16pt" style:language-asian="zh" style:country-asian="CN" style:font-weight-asian="bold" style:font-size-complex="18.25pt" style:font-weight-complex="bold"/>
    </style:style>
    <style:style style:name="P29" style:family="paragraph" style:parent-style-name="Standard">
      <style:text-properties fo:color="#000000" fo:font-size="18.25pt" fo:font-weight="bold" officeooo:rsid="00234c98" officeooo:paragraph-rsid="00234c98" style:font-size-asian="16pt" style:language-asian="zh" style:country-asian="CN" style:font-weight-asian="bold" style:font-size-complex="18.25pt" style:font-weight-complex="bold"/>
    </style:style>
    <style:style style:name="P30" style:family="paragraph" style:parent-style-name="Standard">
      <style:text-properties fo:color="#000000" fo:font-size="18.25pt" fo:font-weight="bold" officeooo:rsid="00249c81" officeooo:paragraph-rsid="00249c81" style:font-size-asian="16pt" style:language-asian="zh" style:country-asian="CN" style:font-weight-asian="bold" style:font-size-complex="18.25pt" style:font-weight-complex="bold"/>
    </style:style>
    <style:style style:name="P31" style:family="paragraph" style:parent-style-name="Standard">
      <style:text-properties fo:color="#000000" fo:font-size="18.25pt" fo:font-weight="bold" officeooo:rsid="00261628" officeooo:paragraph-rsid="00261628" style:font-size-asian="16pt" style:language-asian="zh" style:country-asian="CN" style:font-weight-asian="bold" style:font-size-complex="18.25pt" style:font-weight-complex="bold"/>
    </style:style>
    <style:style style:name="P32" style:family="paragraph" style:parent-style-name="Standard">
      <style:text-properties fo:color="#000000" fo:font-size="18.25pt" fo:font-weight="bold" officeooo:rsid="00261628" officeooo:paragraph-rsid="0026b49d" style:font-size-asian="16pt" style:language-asian="zh" style:country-asian="CN" style:font-weight-asian="bold" style:font-size-complex="18.25pt" style:font-weight-complex="bold"/>
    </style:style>
    <style:style style:name="P33" style:family="paragraph" style:parent-style-name="Standard">
      <style:text-properties fo:color="#000000" fo:font-size="18.25pt" fo:font-weight="bold" officeooo:rsid="0026b49d" officeooo:paragraph-rsid="0026b49d" style:font-size-asian="16pt" style:language-asian="zh" style:country-asian="CN" style:font-weight-asian="bold" style:font-size-complex="18.25pt" style:font-weight-complex="bold"/>
    </style:style>
    <style:style style:name="P34" style:family="paragraph" style:parent-style-name="Standard">
      <style:text-properties officeooo:rsid="0026fbb3" officeooo:paragraph-rsid="0026fbb3"/>
    </style:style>
    <style:style style:name="P35" style:family="paragraph" style:parent-style-name="Standard">
      <style:text-properties fo:color="#000000" fo:font-size="18.25pt" fo:font-weight="bold" officeooo:rsid="00261628" officeooo:paragraph-rsid="0026b49d" style:font-size-asian="16pt" style:language-asian="zh" style:country-asian="CN" style:font-weight-asian="bold" style:font-size-complex="18.25pt" style:font-weight-complex="bold"/>
    </style:style>
    <style:style style:name="T1" style:family="text">
      <style:text-properties fo:color="#000000" fo:font-size="18.25pt" fo:font-weight="bold" style:font-size-asian="16pt" style:language-asian="zh" style:country-asian="CN" style:font-weight-asian="bold" style:font-size-complex="18.25pt" style:font-weight-complex="bold"/>
    </style:style>
    <style:style style:name="T2" style:family="text">
      <style:text-properties fo:color="#000000" fo:font-size="18.25pt" fo:font-weight="bold" officeooo:rsid="0014ea5b" style:font-size-asian="16pt" style:language-asian="zh" style:country-asian="CN" style:font-weight-asian="bold" style:font-size-complex="18.25pt" style:font-weight-complex="bold"/>
    </style:style>
    <style:style style:name="T3" style:family="text">
      <style:text-properties fo:color="#000000" fo:font-size="18.25pt" fo:font-weight="bold" officeooo:rsid="0009b2bb" style:font-size-asian="16pt" style:language-asian="zh" style:country-asian="CN" style:font-weight-asian="bold" style:font-size-complex="18.25pt" style:font-weight-complex="bold"/>
    </style:style>
    <style:style style:name="T4" style:family="text">
      <style:text-properties fo:color="#000000" fo:font-size="18.25pt" fo:font-weight="bold" officeooo:rsid="0010f5c5" style:font-size-asian="16pt" style:language-asian="zh" style:country-asian="CN" style:font-weight-asian="bold" style:font-size-complex="18.25pt" style:font-weight-complex="bold"/>
    </style:style>
    <style:style style:name="T5" style:family="text">
      <style:text-properties fo:color="#000000" fo:font-size="18.25pt" fo:font-weight="bold" officeooo:rsid="0012b4b2" style:font-size-asian="16pt" style:language-asian="zh" style:country-asian="CN" style:font-weight-asian="bold" style:font-size-complex="18.25pt" style:font-weight-complex="bold"/>
    </style:style>
    <style:style style:name="T6" style:family="text">
      <style:text-properties fo:color="#000000" fo:font-size="18.25pt" fo:font-weight="bold" officeooo:rsid="0016a1f0" style:font-size-asian="16pt" style:language-asian="zh" style:country-asian="CN" style:font-weight-asian="bold" style:font-size-complex="18.25pt" style:font-weight-complex="bold"/>
    </style:style>
    <style:style style:name="T7" style:family="text">
      <style:text-properties fo:color="#000000" fo:font-size="18.25pt" fo:font-weight="bold" officeooo:rsid="0016d1d4" style:font-size-asian="16pt" style:language-asian="zh" style:country-asian="CN" style:font-weight-asian="bold" style:font-size-complex="18.25pt" style:font-weight-complex="bold"/>
    </style:style>
    <style:style style:name="T8" style:family="text">
      <style:text-properties fo:color="#000000" fo:font-size="18.25pt" fo:font-weight="bold" officeooo:rsid="00193069" style:font-size-asian="16pt" style:language-asian="zh" style:country-asian="CN" style:font-weight-asian="bold" style:font-size-complex="18.25pt" style:font-weight-complex="bold"/>
    </style:style>
    <style:style style:name="T9" style:family="text">
      <style:text-properties fo:color="#000000" fo:font-size="18.25pt" fo:font-weight="bold" officeooo:rsid="001c3c99" style:font-size-asian="16pt" style:language-asian="zh" style:country-asian="CN" style:font-weight-asian="bold" style:font-size-complex="18.25pt" style:font-weight-complex="bold"/>
    </style:style>
    <style:style style:name="T10" style:family="text">
      <style:text-properties fo:color="#000000" fo:font-size="18.25pt" fo:font-weight="bold" officeooo:rsid="001da624" style:font-size-asian="16pt" style:language-asian="zh" style:country-asian="CN" style:font-weight-asian="bold" style:font-size-complex="18.25pt" style:font-weight-complex="bold"/>
    </style:style>
    <style:style style:name="T11" style:family="text">
      <style:text-properties fo:color="#000000" fo:font-size="18.25pt" fo:font-weight="bold" officeooo:rsid="00290dbb" style:font-size-asian="16pt" style:language-asian="zh" style:country-asian="CN" style:font-weight-asian="bold" style:font-size-complex="18.25pt" style:font-weight-complex="bold"/>
    </style:style>
    <style:style style:name="T12" style:family="text">
      <style:text-properties officeooo:rsid="0022ebf0"/>
    </style:style>
    <style:style style:name="T13" style:family="text">
      <style:text-properties officeooo:rsid="0028c6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3">查</text:span><text:span text:style-name="T1">询</text:span></text:p>
      <text:p text:style-name="Standard"><text:span text:style-name="T3">1,</text:span><text:span text:style-name="T2">distinct <text:s text:c="3"/></text:span><text:span text:style-name="T3">去重查询</text:span></text:p>
      <text:p text:style-name="P12">2,|| <text:s text:c="14"/>字符串连接</text:p>
      <text:p text:style-name="P12">3,* <text:s text:c="14"/>四则计算+ - * /</text:p>
      <text:p text:style-name="P12">4，where <text:s text:c="3"/>条件查询</text:p>
      <text:p text:style-name="P12">5,is not null <text:s/>非空查询 <text:s text:c="5"/>is null 为空查询</text:p>
      <text:p text:style-name="P1"><text:span text:style-name="T1">6,and <text:s text:c="9"/>条件连接</text:span><text:span text:style-name="T10">(和)</text:span></text:p>
      <text:p text:style-name="P2"><text:span text:style-name="T1">7,or <text:s text:c="12"/>条件选择</text:span><text:span text:style-name="T10">(或)</text:span></text:p>
      <text:p text:style-name="P13">8,between and <text:s/>区间选择</text:p>
      <text:p text:style-name="P14">9,like <text:s text:c="12"/>模糊查询</text:p>
      <text:p text:style-name="P14">10,&lt;&gt; <text:s/>!= <text:s text:c="7"/>不等号</text:p>
      <text:p text:style-name="P14">11,order by <text:s text:c="3"/>asc正序desc倒序 <text:s text:c="5"/>排序 <text:s text:c="2"/></text:p>
      <text:p text:style-name="P14"/>
      <text:p text:style-name="P3"><text:span text:style-name="T1">函数:<text:line-break/></text:span><text:span text:style-name="T4">1,</text:span><text:span text:style-name="T1">upper('') <text:s text:c="19"/>小写转换大写</text:span></text:p>
      <text:p text:style-name="P3"><text:span text:style-name="T4">2,</text:span><text:span text:style-name="T1">lower('') <text:s text:c="21"/>大写转换小写</text:span></text:p>
      <text:p text:style-name="P3"><text:span text:style-name="T4">3,</text:span><text:span text:style-name="T1">initcap('') <text:s text:c="18"/>首字母大写</text:span></text:p>
      <text:p text:style-name="P3"><text:span text:style-name="T4">4,</text:span><text:span text:style-name="T1">concat('') <text:s text:c="18"/>字符串连接</text:span></text:p>
      <text:p text:style-name="P3"><text:span text:style-name="T4">5,</text:span><text:span text:style-name="T1">substr(''1,2) <text:s text:c="14"/>字符串的截取</text:span></text:p>
      <text:p text:style-name="P4"><text:span text:style-name="T4">6,</text:span><text:span text:style-name="T1">length('') <text:s text:c="20"/>字符串长度 </text:span></text:p>
      <text:p text:style-name="P4"><text:span text:style-name="T4">7,</text:span><text:span text:style-name="T1">replace('') <text:s text:c="17"/>字符串替换</text:span></text:p>
      <text:p text:style-name="P4"><text:span text:style-name="T4">8,</text:span><text:span text:style-name="T1">round('') <text:s text:c="18"/>四舍五入取整</text:span></text:p>
      <text:p text:style-name="P5"><text:span text:style-name="T4">9,</text:span><text:span text:style-name="T1">trunc('') <text:s text:c="19"/>去掉小数位</text:span></text:p>
      <text:p text:style-name="P6"><text:span text:style-name="T4">10,</text:span><text:span text:style-name="T1">mod(,) <text:s text:c="22"/>取余数</text:span></text:p>
      <text:p text:style-name="P15">日期函数</text:p>
      <text:p text:style-name="P6"><text:span text:style-name="T4">1,</text:span><text:span text:style-name="T1">months_between() <text:s text:c="10"/>获得两个时间段的月数</text:span></text:p>
      <text:p text:style-name="P6"><text:span text:style-name="T4">2,</text:span><text:span text:style-name="T1">add_month(sysdate, <text:s/>) <text:s text:c="4"/>获得指定月份后的日期 <text:s text:c="10"/></text:span></text:p>
      <text:p text:style-name="P6"><text:span text:style-name="T4">3,</text:span><text:span text:style-name="T1">next_date(sysdate, ) <text:s text:c="9"/>获得某个星期几的下一个星期的日期</text:span></text:p>
      <text:p text:style-name="P7"><text:span text:style-name="T4">4,</text:span><text:span text:style-name="T1">last_day(sysdate) <text:s text:c="13"/>获得本月份最后一天的号数</text:span></text:p>
      <text:p text:style-name="P16">转换函数</text:p>
      <text:p text:style-name="P16">to_char( ) <text:s text:c="29"/>字符串转换函数，格式化</text:p>
      <text:p text:style-name="P16">fm <text:s text:c="42"/>去除日期不满10的前面的0数</text:p>
      <text:p text:style-name="P16">to_number() <text:s text:c="25"/>字符串转换为数值</text:p>
      <text:p text:style-name="P16">to_date() <text:s text:c="30"/>日期转换为函数</text:p>
      <text:p text:style-name="P16"/>
      <text:p text:style-name="P16"><text:soft-page-break/></text:p>
      <text:p text:style-name="P17">通用函数</text:p>
      <text:p text:style-name="P17">1,nvl <text:s text:c="40"/>去除空值</text:p>
      <text:p text:style-name="P17">2,decode(表达式,条件，返回值,default) <text:s text:c="6"/>条件选择</text:p>
      <text:p text:style-name="P8"><text:span text:style-name="T1">3,case when(then返回值else</text:span><text:span text:style-name="T5">) <text:s text:c="6"/>条件选择</text:span></text:p>
      <text:p text:style-name="P18"/>
      <text:p text:style-name="P9"><text:span text:style-name="T5">s</text:span><text:span text:style-name="T1">ql1999语法:</text:span></text:p>
      <text:p text:style-name="P9"><text:span text:style-name="T6">1,</text:span><text:span text:style-name="T1">cross join <text:s text:c="36"/>交叉连接</text:span></text:p>
      <text:p text:style-name="P9"><text:span text:style-name="T6">2,</text:span><text:span text:style-name="T1">natural <text:s/>join <text:s text:c="32"/>自然连接</text:span></text:p>
      <text:p text:style-name="P9"><text:span text:style-name="T6">3,</text:span><text:span text:style-name="T1">using() <text:s text:c="41"/>直接管理</text:span></text:p>
      <text:p text:style-name="P9"><text:span text:style-name="T6">4,</text:span><text:span text:style-name="T1">on <text:s text:c="48"/>条件连接</text:span><text:span text:style-name="T7">(在多表连接中使用)</text:span></text:p>
      <text:p text:style-name="P9"><text:span text:style-name="T6">5,</text:span><text:span text:style-name="T1">left join <text:s text:c="39"/>左连接</text:span></text:p>
      <text:p text:style-name="P9"><text:span text:style-name="T6">6,</text:span><text:span text:style-name="T1">right join <text:s text:c="37"/>右连接</text:span></text:p>
      <text:p text:style-name="P19"/>
      <text:p text:style-name="P20">分组函数</text:p>
      <text:p text:style-name="P10"><text:span text:style-name="T8">1,</text:span><text:span text:style-name="T1">count() <text:s text:c="41"/>统计记录数</text:span></text:p>
      <text:p text:style-name="P10"><text:span text:style-name="T8">2,</text:span><text:span text:style-name="T1">min() <text:s text:c="44"/>最小值查询</text:span></text:p>
      <text:p text:style-name="P10"><text:span text:style-name="T8">3,</text:span><text:span text:style-name="T1">max() <text:s text:c="44"/>最大值查询</text:span></text:p>
      <text:p text:style-name="P10"><text:span text:style-name="T8">4,</text:span><text:span text:style-name="T1">avg() <text:s text:c="45"/>平均值查询</text:span></text:p>
      <text:p text:style-name="P10"><text:span text:style-name="T8">5,</text:span><text:span text:style-name="T1">sum() <text:s text:c="44"/>求和函数</text:span></text:p>
      <text:p text:style-name="P21">6,group by <text:s text:c="40"/>分组</text:p>
      <text:p text:style-name="P21"/>
      <text:p text:style-name="P22">子查询</text:p>
      <text:p text:style-name="P22">exists() <text:s text:c="47"/>存在</text:p>
      <text:p text:style-name="P22">not exists() <text:s text:c="40"/>不存在</text:p>
      <text:p text:style-name="P22">union <text:s text:c="49"/>并集</text:p>
      <text:p text:style-name="P11"><text:span text:style-name="T1">union </text:span><text:span text:style-name="T9">all</text:span><text:span text:style-name="T1"> <text:s text:c="42"/>不合并</text:span></text:p>
      <text:p text:style-name="P22"/>
      <text:p text:style-name="P23">in <text:s text:c="53"/>包含多个条件</text:p>
      <text:p text:style-name="P23"/>
      <text:p text:style-name="P24">增删改</text:p>
      <text:p text:style-name="P24">insert into <text:s text:c="39"/>添加</text:p>
      <text:p text:style-name="P24">update <text:s text:c="45"/>改</text:p>
      <text:p text:style-name="P24">delete <text:s/>from <text:s text:c="36"/>删除</text:p>
      <text:p text:style-name="P24"/>
      <text:p text:style-name="P25"><text:soft-page-break/>表的管理</text:p>
      <text:p text:style-name="P25">create table <text:s text:c="50"/>建表</text:p>
      <text:p text:style-name="P25">varchar2 <text:s text:c="55"/>字符串类型</text:p>
      <text:p text:style-name="P25">number <text:s text:c="59"/>整数类型</text:p>
      <text:p text:style-name="P25">data <text:s text:c="63"/>日期类型</text:p>
      <text:p text:style-name="P25">drop table <text:s text:c="53"/>删表</text:p>
      <text:p text:style-name="P25">truncate table <text:s text:c="44"/><text:span text:style-name="T13">清空表的数据</text:span></text:p>
      <text:p text:style-name="P25">alter table 表 <text:s/>add <text:s text:c="39"/>修改表（增加列）</text:p>
      <text:p text:style-name="P25">alter table 表 modify <text:s text:c="35"/>修改表(修改列) <text:s text:c="2"/></text:p>
      <text:p text:style-name="P25"/>
      <text:p text:style-name="P26">表的约束</text:p>
      <text:p text:style-name="P26">primary key <text:s text:c="53"/>主键约束</text:p>
      <text:p text:style-name="P26">constraint <text:s/>自定义主键名 primary ket(主键) <text:s text:c="8"/>自定义主键名<text:line-break/>not null <text:s text:c="64"/>非空约束</text:p>
      <text:p text:style-name="P26">unique <text:s text:c="64"/>唯一约束</text:p>
      <text:p text:style-name="P26">constraint <text:s/>自定义唯一约束名 unique(唯一约束) <text:s text:c="3"/>自定义唯一约束</text:p>
      <text:p text:style-name="P28">cherk(约束项 in(选择)) <text:s text:c="41"/>检查约束</text:p>
      <text:p text:style-name="P27">constraint <text:s/>自定义<text:span text:style-name="T12">检查</text:span>约束名 <text:span text:style-name="T12">cherk</text:span>(<text:span text:style-name="T12">检查</text:span>约束) <text:s text:c="3"/>自定义<text:span text:style-name="T12">检查</text:span>约束</text:p>
      <text:p text:style-name="P29">foreign key(联结项)references 父表名(联结项) <text:s text:c="7"/>外键约束</text:p>
      <text:p text:style-name="P30">on delete cascade <text:s text:c="54"/>级联删除</text:p>
      <text:p text:style-name="P30"/>
      <text:p text:style-name="P31">分页</text:p>
      <text:p text:style-name="P31">rownum <text:s text:c="64"/>分页</text:p>
      <text:p text:style-name="P31"/>
      <text:p text:style-name="P31">视图</text:p>
      <text:p text:style-name="P31">create view <text:s text:c="56"/>视图</text:p>
      <text:p text:style-name="P31">or replace <text:s text:c="59"/>覆盖视图</text:p>
      <text:p text:style-name="P31">with read only <text:s text:c="51"/>创建只读视图</text:p>
      <text:p text:style-name="P31"/>
      <text:p text:style-name="P31">序列</text:p>
      <text:p text:style-name="P31">create sequence 序列名 <text:s text:c="42"/>序列</text:p>
      <text:p text:style-name="P31">nextval <text:s text:c="62"/>取得下个序列内容</text:p>
      <text:p text:style-name="P32">currval <text:s text:c="61"/>取得序列当前的容 <text:s/></text:p>
      <text:p text:style-name="P32"/>
      <text:p text:style-name="P32"/>
      <text:p text:style-name="P33"><text:soft-page-break/>索引</text:p>
      <text:p text:style-name="P33">create <text:s/>index <text:s text:c="59"/>创建索引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16M11S</meta:editing-duration>
    <meta:editing-cycles>25</meta:editing-cycles>
    <meta:generator>LibreOffice/5.3.0.3$Windows_X86_64 LibreOffice_project/7074905676c47b82bbcfbea1aeefc84afe1c50e1</meta:generator>
    <dc:date>2018-03-01T20:43:29.155000000</dc:date>
    <meta:document-statistic meta:table-count="0" meta:image-count="0" meta:object-count="0" meta:page-count="4" meta:paragraph-count="90" meta:word-count="653" meta:character-count="3983" meta:non-whitespace-character-count="1340"/>
    <meta:user-defined meta:name="Info 1"/>
    <meta:user-defined meta:name="Info 2"/>
    <meta:user-defined meta:name="Info 3"/>
    <meta:user-defined meta:name="Info 4"/>
  </office:meta>
</office:document-meta>
</file>